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6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2.54pt"/>
    </style:style>
    <style:style style:name="co7" style:family="table-column">
      <style:table-column-properties fo:break-before="auto" style:column-width="179.04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57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pt"/>
      <style:text-properties fo:color="#000099"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66ccff" style:text-align-source="fix" style:repeat-content="false" fo:wrap-option="wrap" fo:border="0.06pt solid #000000" style:vertical-align="middle"/>
      <style:paragraph-properties fo:text-align="center" fo:margin-left="0pt"/>
      <style:text-properties fo:color="#000099" fo:font-weight="bold" style:font-weight-asian="bold" style:font-weight-complex="bold"/>
    </style:style>
    <style:style style:name="ce10" style:family="table-cell" style:parent-style-name="Default">
      <style:table-cell-properties fo:background-color="#00ccff" fo:border="0.06pt solid #000000"/>
      <style:text-properties fo:color="#000099" fo:font-weight="bold" style:font-weight-asian="bold" style:font-weight-complex="bold"/>
    </style:style>
    <style:style style:name="ce11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 fo:margin-left="0pt"/>
      <style:text-properties fo:color="#000099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ot" table:style-name="ta1">
        <table:shapes>
          <draw:frame draw:z-index="0" draw:style-name="gr1" draw:text-style-name="P1" svg:width="440.9pt" svg:height="355.12pt" svg:x="209.4pt" svg:y="28.6pt">
            <loext:p draw:notify-on-update-of-ranges="Plot.B5:Plot.B22 Plot.C4:Plot.C4 Plot.C5:Plot.C22 Plot.D4:Plot.D4 Plot.D5:Plot.D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Plot and draw chart</text:p>
          </table:table-cell>
          <table:table-cell table:style-name="ce4" table:number-columns-repeated="2"/>
          <table:table-cell table:style-name="ce14" table:number-columns-repeated="1019"/>
        </table:table-row>
        <table:table-row table:style-name="ro2">
          <table:table-cell/>
          <table:table-cell table:style-name="ce4" table:number-columns-repeated="3"/>
          <table:table-cell table:style-name="ce14" table:number-columns-repeated="1019"/>
        </table:table-row>
        <table:table-row table:style-name="ro2">
          <table:table-cell/>
          <table:table-cell table:style-name="ce5"/>
          <table:table-cell table:style-name="ce11" office:value-type="string" calcext:value-type="string" table:number-columns-spanned="2" table:number-rows-spanned="1">
            <text:p>Elapsed Time (sec)</text:p>
          </table:table-cell>
          <table:covered-table-cell table:style-name="ce5"/>
          <table:table-cell table:style-name="ce14" table:number-columns-repeated="1019"/>
        </table:table-row>
        <table:table-row table:style-name="ro2">
          <table:table-cell/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Merge Sort</text:p>
          </table:table-cell>
          <table:table-cell table:style-name="ce6" office:value-type="string" calcext:value-type="string">
            <text:p>Quick Sort</text:p>
          </table:table-cell>
          <table:table-cell table:style-name="ce14" table:number-columns-repeated="3"/>
          <table:table-cell table:style-name="ce15" table:number-columns-repeated="2"/>
          <table:table-cell table:style-name="ce14" table:number-columns-repeated="1014"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table:style-name="ce12" office:value-type="float" office:value="0.0475248" calcext:value-type="float">
            <text:p>0.0475248</text:p>
          </table:table-cell>
          <table:table-cell table:style-name="ce12" office:value-type="float" office:value="0.00741819" calcext:value-type="float">
            <text:p>0.0074181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0.102637" calcext:value-type="float">
            <text:p>0.102637</text:p>
          </table:table-cell>
          <table:table-cell office:value-type="float" office:value="0.014629" calcext:value-type="float">
            <text:p>0.01462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000" calcext:value-type="float">
            <text:p>15000</text:p>
          </table:table-cell>
          <table:table-cell office:value-type="float" office:value="0.123052" calcext:value-type="float">
            <text:p>0.123052</text:p>
          </table:table-cell>
          <table:table-cell office:value-type="float" office:value="0.0223291" calcext:value-type="float">
            <text:p>0.022329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0000" calcext:value-type="float">
            <text:p>20000</text:p>
          </table:table-cell>
          <table:table-cell office:value-type="float" office:value="0.194585" calcext:value-type="float">
            <text:p>0.194585</text:p>
          </table:table-cell>
          <table:table-cell office:value-type="float" office:value="0.031026" calcext:value-type="float">
            <text:p>0.03102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5000" calcext:value-type="float">
            <text:p>25000</text:p>
          </table:table-cell>
          <table:table-cell office:value-type="float" office:value="0.215059" calcext:value-type="float">
            <text:p>0.215059</text:p>
          </table:table-cell>
          <table:table-cell office:value-type="float" office:value="0.0426009" calcext:value-type="float">
            <text:p>0.042600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0000" calcext:value-type="float">
            <text:p>30000</text:p>
          </table:table-cell>
          <table:table-cell office:value-type="float" office:value="0.245931" calcext:value-type="float">
            <text:p>0.245931</text:p>
          </table:table-cell>
          <table:table-cell office:value-type="float" office:value="0.0565052" calcext:value-type="float">
            <text:p>0.0565052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5000" calcext:value-type="float">
            <text:p>35000</text:p>
          </table:table-cell>
          <table:table-cell office:value-type="float" office:value="0.337586" calcext:value-type="float">
            <text:p>0.337586</text:p>
          </table:table-cell>
          <table:table-cell office:value-type="float" office:value="0.0559638" calcext:value-type="float">
            <text:p>0.055963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0000" calcext:value-type="float">
            <text:p>40000</text:p>
          </table:table-cell>
          <table:table-cell office:value-type="float" office:value="0.424739" calcext:value-type="float">
            <text:p>0.424739</text:p>
          </table:table-cell>
          <table:table-cell office:value-type="float" office:value="0.0823688" calcext:value-type="float">
            <text:p>0.082368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5000" calcext:value-type="float">
            <text:p>45000</text:p>
          </table:table-cell>
          <table:table-cell office:value-type="float" office:value="0.444991" calcext:value-type="float">
            <text:p>0.444991</text:p>
          </table:table-cell>
          <table:table-cell office:value-type="float" office:value="0.0763649" calcext:value-type="float">
            <text:p>0.076364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0.448156" calcext:value-type="float">
            <text:p>0.448156</text:p>
          </table:table-cell>
          <table:table-cell office:value-type="float" office:value="0.0845029" calcext:value-type="float">
            <text:p>0.0845029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5000" calcext:value-type="float">
            <text:p>55000</text:p>
          </table:table-cell>
          <table:table-cell office:value-type="float" office:value="0.479541" calcext:value-type="float">
            <text:p>0.479541</text:p>
          </table:table-cell>
          <table:table-cell office:value-type="float" office:value="0.097043" calcext:value-type="float">
            <text:p>0.09704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0000" calcext:value-type="float">
            <text:p>60000</text:p>
          </table:table-cell>
          <table:table-cell office:value-type="float" office:value="0.511006" calcext:value-type="float">
            <text:p>0.511006</text:p>
          </table:table-cell>
          <table:table-cell office:value-type="float" office:value="0.102676" calcext:value-type="float">
            <text:p>0.102676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5000" calcext:value-type="float">
            <text:p>65000</text:p>
          </table:table-cell>
          <table:table-cell office:value-type="float" office:value="0.54998" calcext:value-type="float">
            <text:p>0.54998</text:p>
          </table:table-cell>
          <table:table-cell office:value-type="float" office:value="0.122495" calcext:value-type="float">
            <text:p>0.12249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0000" calcext:value-type="float">
            <text:p>70000</text:p>
          </table:table-cell>
          <table:table-cell office:value-type="float" office:value="0.706988" calcext:value-type="float">
            <text:p>0.706988</text:p>
          </table:table-cell>
          <table:table-cell office:value-type="float" office:value="0.120523" calcext:value-type="float">
            <text:p>0.120523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5000" calcext:value-type="float">
            <text:p>75000</text:p>
          </table:table-cell>
          <table:table-cell office:value-type="float" office:value="0.753815" calcext:value-type="float">
            <text:p>0.753815</text:p>
          </table:table-cell>
          <table:table-cell office:value-type="float" office:value="0.132308" calcext:value-type="float">
            <text:p>0.132308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0000" calcext:value-type="float">
            <text:p>80000</text:p>
          </table:table-cell>
          <table:table-cell office:value-type="float" office:value="0.826313" calcext:value-type="float">
            <text:p>0.826313</text:p>
          </table:table-cell>
          <table:table-cell office:value-type="float" office:value="0.135855" calcext:value-type="float">
            <text:p>0.135855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5000" calcext:value-type="float">
            <text:p>85000</text:p>
          </table:table-cell>
          <table:table-cell office:value-type="float" office:value="0.84176" calcext:value-type="float">
            <text:p>0.84176</text:p>
          </table:table-cell>
          <table:table-cell office:value-type="float" office:value="0.151667" calcext:value-type="float">
            <text:p>0.151667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office:value-type="float" office:value="0.866507" calcext:value-type="float">
            <text:p>0.866507</text:p>
          </table:table-cell>
          <table:table-cell office:value-type="float" office:value="0.164987" calcext:value-type="float">
            <text:p>0.164987</text:p>
          </table:table-cell>
          <table:table-cell table:number-columns-repeated="1019"/>
        </table:table-row>
        <table:table-row table:style-name="ro2" table:number-rows-repeated="21">
          <table:table-cell/>
          <table:table-cell table:style-name="Default" table:number-columns-repeated="3"/>
          <table:table-cell table:number-columns-repeated="1019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8" office:value-type="string" calcext:value-type="string">
            <text:p>Calculate average and Standard Deviation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Default" office:value-type="string" calcext:value-type="string">
            <text:p>Run twice: each for n = 5000 to 90000 with step = 5000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2"/>
          <table:table-cell table:style-name="Default" office:value-type="string" calcext:value-type="string">
            <text:p>Then convert actual elapsed time to average of time for n = 5000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style-name="Default" table:number-columns-repeated="3"/>
          <table:table-cell table:number-columns-repeated="1019"/>
        </table:table-row>
        <table:table-row table:style-name="ro2">
          <table:table-cell/>
          <table:table-cell table:style-name="ce4"/>
          <table:table-cell table:style-name="ce11" office:value-type="string" calcext:value-type="string" table:number-columns-spanned="2" table:number-rows-spanned="1">
            <text:p>Merge Sort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Quick Sort</text:p>
          </table:table-cell>
          <table:covered-table-cell/>
          <table:table-cell table:number-columns-repeated="1017"/>
        </table:table-row>
        <table:table-row table:style-name="ro4">
          <table:table-cell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Elapsed Time (sec)</text:p>
          </table:table-cell>
          <table:table-cell table:style-name="ce9" office:value-type="string" calcext:value-type="string">
            <text:p>Convert to AVG of elapsed time for n = 5000</text:p>
          </table:table-cell>
          <table:table-cell table:style-name="ce9" office:value-type="string" calcext:value-type="string">
            <text:p>Elapsed Time (sec)</text:p>
          </table:table-cell>
          <table:table-cell table:style-name="ce9" office:value-type="string" calcext:value-type="string">
            <text:p>Convert to AVG of elapsed time for n = 500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office:value-type="float" office:value="0.0480606" calcext:value-type="float">
            <text:p>0.0480606</text:p>
          </table:table-cell>
          <table:table-cell table:formula="of:=(5000/[.B50])*[.C50]" office:value-type="float" office:value="0.0480606" calcext:value-type="float">
            <text:p>0.0480606</text:p>
          </table:table-cell>
          <table:table-cell table:style-name="ce7" office:value-type="float" office:value="0.00710619" calcext:value-type="float">
            <text:p>0.00710619</text:p>
          </table:table-cell>
          <table:table-cell table:style-name="ce7" table:formula="of:=(5000/[.B50])*[.E50]" office:value-type="float" office:value="0.00710619" calcext:value-type="float">
            <text:p>0.0071061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00" calcext:value-type="float">
            <text:p>5000</text:p>
          </table:table-cell>
          <table:table-cell office:value-type="float" office:value="0.0407481" calcext:value-type="float">
            <text:p>0.0407481</text:p>
          </table:table-cell>
          <table:table-cell table:formula="of:=(5000/[.B51])*[.C51]" office:value-type="float" office:value="0.0407481" calcext:value-type="float">
            <text:p>0.0407481</text:p>
          </table:table-cell>
          <table:table-cell table:style-name="ce7" office:value-type="float" office:value="0.00662842" calcext:value-type="float">
            <text:p>0.00662842</text:p>
          </table:table-cell>
          <table:table-cell table:style-name="ce7" table:formula="of:=(5000/[.B51])*[.E51]" office:value-type="float" office:value="0.00662842" calcext:value-type="float">
            <text:p>0.0066284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0.0936631" calcext:value-type="float">
            <text:p>0.0936631</text:p>
          </table:table-cell>
          <table:table-cell table:formula="of:=(5000/[.B52])*[.C52]" office:value-type="float" office:value="0.04683155" calcext:value-type="float">
            <text:p>0.04683155</text:p>
          </table:table-cell>
          <table:table-cell table:style-name="ce7" office:value-type="float" office:value="0.0144574" calcext:value-type="float">
            <text:p>0.0144574</text:p>
          </table:table-cell>
          <table:table-cell table:style-name="ce7" table:formula="of:=(5000/[.B52])*[.E52]" office:value-type="float" office:value="0.0072287" calcext:value-type="float">
            <text:p>0.007228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0.0907357" calcext:value-type="float">
            <text:p>0.0907357</text:p>
          </table:table-cell>
          <table:table-cell table:formula="of:=(5000/[.B53])*[.C53]" office:value-type="float" office:value="0.04536785" calcext:value-type="float">
            <text:p>0.04536785</text:p>
          </table:table-cell>
          <table:table-cell table:style-name="ce7" office:value-type="float" office:value="0.0143262" calcext:value-type="float">
            <text:p>0.0143262</text:p>
          </table:table-cell>
          <table:table-cell table:style-name="ce7" table:formula="of:=(5000/[.B53])*[.E53]" office:value-type="float" office:value="0.0071631" calcext:value-type="float">
            <text:p>0.007163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000" calcext:value-type="float">
            <text:p>15000</text:p>
          </table:table-cell>
          <table:table-cell office:value-type="float" office:value="0.123609" calcext:value-type="float">
            <text:p>0.123609</text:p>
          </table:table-cell>
          <table:table-cell table:formula="of:=(5000/[.B54])*[.C54]" office:value-type="float" office:value="0.041203" calcext:value-type="float">
            <text:p>0.041203</text:p>
          </table:table-cell>
          <table:table-cell table:style-name="ce7" office:value-type="float" office:value="0.0227012" calcext:value-type="float">
            <text:p>0.0227012</text:p>
          </table:table-cell>
          <table:table-cell table:style-name="ce7" table:formula="of:=(5000/[.B54])*[.E54]" office:value-type="float" office:value="0.00756706666666667" calcext:value-type="float">
            <text:p>0.007567066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000" calcext:value-type="float">
            <text:p>15000</text:p>
          </table:table-cell>
          <table:table-cell office:value-type="float" office:value="0.120517" calcext:value-type="float">
            <text:p>0.120517</text:p>
          </table:table-cell>
          <table:table-cell table:formula="of:=(5000/[.B55])*[.C55]" office:value-type="float" office:value="0.0401723333333333" calcext:value-type="float">
            <text:p>0.0401723333</text:p>
          </table:table-cell>
          <table:table-cell table:style-name="ce7" office:value-type="float" office:value="0.0216277" calcext:value-type="float">
            <text:p>0.0216277</text:p>
          </table:table-cell>
          <table:table-cell table:style-name="ce7" table:formula="of:=(5000/[.B55])*[.E55]" office:value-type="float" office:value="0.00720923333333333" calcext:value-type="float">
            <text:p>0.007209233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0000" calcext:value-type="float">
            <text:p>20000</text:p>
          </table:table-cell>
          <table:table-cell office:value-type="float" office:value="0.208888" calcext:value-type="float">
            <text:p>0.208888</text:p>
          </table:table-cell>
          <table:table-cell table:formula="of:=(5000/[.B56])*[.C56]" office:value-type="float" office:value="0.052222" calcext:value-type="float">
            <text:p>0.052222</text:p>
          </table:table-cell>
          <table:table-cell table:style-name="ce7" office:value-type="float" office:value="0.0317301" calcext:value-type="float">
            <text:p>0.0317301</text:p>
          </table:table-cell>
          <table:table-cell table:style-name="ce7" table:formula="of:=(5000/[.B56])*[.E56]" office:value-type="float" office:value="0.007932525" calcext:value-type="float">
            <text:p>0.00793252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0000" calcext:value-type="float">
            <text:p>20000</text:p>
          </table:table-cell>
          <table:table-cell office:value-type="float" office:value="0.183946" calcext:value-type="float">
            <text:p>0.183946</text:p>
          </table:table-cell>
          <table:table-cell table:formula="of:=(5000/[.B57])*[.C57]" office:value-type="float" office:value="0.0459865" calcext:value-type="float">
            <text:p>0.0459865</text:p>
          </table:table-cell>
          <table:table-cell table:style-name="ce7" office:value-type="float" office:value="0.0305961" calcext:value-type="float">
            <text:p>0.0305961</text:p>
          </table:table-cell>
          <table:table-cell table:style-name="ce7" table:formula="of:=(5000/[.B57])*[.E57]" office:value-type="float" office:value="0.007649025" calcext:value-type="float">
            <text:p>0.00764902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5000" calcext:value-type="float">
            <text:p>25000</text:p>
          </table:table-cell>
          <table:table-cell office:value-type="float" office:value="0.218798" calcext:value-type="float">
            <text:p>0.218798</text:p>
          </table:table-cell>
          <table:table-cell table:formula="of:=(5000/[.B58])*[.C58]" office:value-type="float" office:value="0.0437596" calcext:value-type="float">
            <text:p>0.0437596</text:p>
          </table:table-cell>
          <table:table-cell table:style-name="ce7" office:value-type="float" office:value="0.0405833" calcext:value-type="float">
            <text:p>0.0405833</text:p>
          </table:table-cell>
          <table:table-cell table:style-name="ce7" table:formula="of:=(5000/[.B58])*[.E58]" office:value-type="float" office:value="0.00811666" calcext:value-type="float">
            <text:p>0.0081166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5000" calcext:value-type="float">
            <text:p>25000</text:p>
          </table:table-cell>
          <table:table-cell office:value-type="float" office:value="0.212371" calcext:value-type="float">
            <text:p>0.212371</text:p>
          </table:table-cell>
          <table:table-cell table:formula="of:=(5000/[.B59])*[.C59]" office:value-type="float" office:value="0.0424742" calcext:value-type="float">
            <text:p>0.0424742</text:p>
          </table:table-cell>
          <table:table-cell table:style-name="ce7" office:value-type="float" office:value="0.0414297" calcext:value-type="float">
            <text:p>0.0414297</text:p>
          </table:table-cell>
          <table:table-cell table:style-name="ce7" table:formula="of:=(5000/[.B59])*[.E59]" office:value-type="float" office:value="0.00828594" calcext:value-type="float">
            <text:p>0.0082859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0000" calcext:value-type="float">
            <text:p>30000</text:p>
          </table:table-cell>
          <table:table-cell office:value-type="float" office:value="0.264785" calcext:value-type="float">
            <text:p>0.264785</text:p>
          </table:table-cell>
          <table:table-cell table:formula="of:=(5000/[.B60])*[.C60]" office:value-type="float" office:value="0.0441308333333333" calcext:value-type="float">
            <text:p>0.0441308333</text:p>
          </table:table-cell>
          <table:table-cell table:style-name="ce7" office:value-type="float" office:value="0.0486829" calcext:value-type="float">
            <text:p>0.0486829</text:p>
          </table:table-cell>
          <table:table-cell table:style-name="ce7" table:formula="of:=(5000/[.B60])*[.E60]" office:value-type="float" office:value="0.00811381666666667" calcext:value-type="float">
            <text:p>0.008113816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0000" calcext:value-type="float">
            <text:p>30000</text:p>
          </table:table-cell>
          <table:table-cell office:value-type="float" office:value="0.24913" calcext:value-type="float">
            <text:p>0.24913</text:p>
          </table:table-cell>
          <table:table-cell table:formula="of:=(5000/[.B61])*[.C61]" office:value-type="float" office:value="0.0415216666666667" calcext:value-type="float">
            <text:p>0.0415216667</text:p>
          </table:table-cell>
          <table:table-cell table:style-name="ce7" office:value-type="float" office:value="0.0508074" calcext:value-type="float">
            <text:p>0.0508074</text:p>
          </table:table-cell>
          <table:table-cell table:style-name="ce7" table:formula="of:=(5000/[.B61])*[.E61]" office:value-type="float" office:value="0.0084679" calcext:value-type="float">
            <text:p>0.008467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5000" calcext:value-type="float">
            <text:p>35000</text:p>
          </table:table-cell>
          <table:table-cell office:value-type="float" office:value="0.364518" calcext:value-type="float">
            <text:p>0.364518</text:p>
          </table:table-cell>
          <table:table-cell table:formula="of:=(5000/[.B62])*[.C62]" office:value-type="float" office:value="0.052074" calcext:value-type="float">
            <text:p>0.052074</text:p>
          </table:table-cell>
          <table:table-cell table:style-name="ce7" office:value-type="float" office:value="0.0591044" calcext:value-type="float">
            <text:p>0.0591044</text:p>
          </table:table-cell>
          <table:table-cell table:style-name="ce7" table:formula="of:=(5000/[.B62])*[.E62]" office:value-type="float" office:value="0.00844348571428571" calcext:value-type="float">
            <text:p>0.008443485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5000" calcext:value-type="float">
            <text:p>35000</text:p>
          </table:table-cell>
          <table:table-cell office:value-type="float" office:value="0.335008" calcext:value-type="float">
            <text:p>0.335008</text:p>
          </table:table-cell>
          <table:table-cell table:formula="of:=(5000/[.B63])*[.C63]" office:value-type="float" office:value="0.0478582857142857" calcext:value-type="float">
            <text:p>0.0478582857</text:p>
          </table:table-cell>
          <table:table-cell table:style-name="ce7" office:value-type="float" office:value="0.0571242" calcext:value-type="float">
            <text:p>0.0571242</text:p>
          </table:table-cell>
          <table:table-cell table:style-name="ce7" table:formula="of:=(5000/[.B63])*[.E63]" office:value-type="float" office:value="0.0081606" calcext:value-type="float">
            <text:p>0.008160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0000" calcext:value-type="float">
            <text:p>40000</text:p>
          </table:table-cell>
          <table:table-cell office:value-type="float" office:value="0.392464" calcext:value-type="float">
            <text:p>0.392464</text:p>
          </table:table-cell>
          <table:table-cell table:formula="of:=(5000/[.B64])*[.C64]" office:value-type="float" office:value="0.049058" calcext:value-type="float">
            <text:p>0.049058</text:p>
          </table:table-cell>
          <table:table-cell table:style-name="ce7" office:value-type="float" office:value="0.0650352" calcext:value-type="float">
            <text:p>0.0650352</text:p>
          </table:table-cell>
          <table:table-cell table:style-name="ce7" table:formula="of:=(5000/[.B64])*[.E64]" office:value-type="float" office:value="0.0081294" calcext:value-type="float">
            <text:p>0.008129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0000" calcext:value-type="float">
            <text:p>40000</text:p>
          </table:table-cell>
          <table:table-cell office:value-type="float" office:value="0.387704" calcext:value-type="float">
            <text:p>0.387704</text:p>
          </table:table-cell>
          <table:table-cell table:formula="of:=(5000/[.B65])*[.C65]" office:value-type="float" office:value="0.048463" calcext:value-type="float">
            <text:p>0.048463</text:p>
          </table:table-cell>
          <table:table-cell table:style-name="ce7" office:value-type="float" office:value="0.0661597" calcext:value-type="float">
            <text:p>0.0661597</text:p>
          </table:table-cell>
          <table:table-cell table:style-name="ce7" table:formula="of:=(5000/[.B65])*[.E65]" office:value-type="float" office:value="0.0082699625" calcext:value-type="float">
            <text:p>0.008269962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5000" calcext:value-type="float">
            <text:p>45000</text:p>
          </table:table-cell>
          <table:table-cell office:value-type="float" office:value="0.421082" calcext:value-type="float">
            <text:p>0.421082</text:p>
          </table:table-cell>
          <table:table-cell table:formula="of:=(5000/[.B66])*[.C66]" office:value-type="float" office:value="0.0467868888888889" calcext:value-type="float">
            <text:p>0.0467868889</text:p>
          </table:table-cell>
          <table:table-cell table:style-name="ce7" office:value-type="float" office:value="0.0753122" calcext:value-type="float">
            <text:p>0.0753122</text:p>
          </table:table-cell>
          <table:table-cell table:style-name="ce7" table:formula="of:=(5000/[.B66])*[.E66]" office:value-type="float" office:value="0.00836802222222222" calcext:value-type="float">
            <text:p>0.008368022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5000" calcext:value-type="float">
            <text:p>45000</text:p>
          </table:table-cell>
          <table:table-cell office:value-type="float" office:value="0.418195" calcext:value-type="float">
            <text:p>0.418195</text:p>
          </table:table-cell>
          <table:table-cell table:formula="of:=(5000/[.B67])*[.C67]" office:value-type="float" office:value="0.0464661111111111" calcext:value-type="float">
            <text:p>0.0464661111</text:p>
          </table:table-cell>
          <table:table-cell table:style-name="ce7" office:value-type="float" office:value="0.0835973" calcext:value-type="float">
            <text:p>0.0835973</text:p>
          </table:table-cell>
          <table:table-cell table:style-name="ce7" table:formula="of:=(5000/[.B67])*[.E67]" office:value-type="float" office:value="0.00928858888888889" calcext:value-type="float">
            <text:p>0.009288588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0.471682" calcext:value-type="float">
            <text:p>0.471682</text:p>
          </table:table-cell>
          <table:table-cell table:formula="of:=(5000/[.B68])*[.C68]" office:value-type="float" office:value="0.0471682" calcext:value-type="float">
            <text:p>0.0471682</text:p>
          </table:table-cell>
          <table:table-cell table:style-name="ce7" office:value-type="float" office:value="0.0852247" calcext:value-type="float">
            <text:p>0.0852247</text:p>
          </table:table-cell>
          <table:table-cell table:style-name="ce7" table:formula="of:=(5000/[.B68])*[.E68]" office:value-type="float" office:value="0.00852247" calcext:value-type="float">
            <text:p>0.0085224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000" calcext:value-type="float">
            <text:p>50000</text:p>
          </table:table-cell>
          <table:table-cell office:value-type="float" office:value="0.473184" calcext:value-type="float">
            <text:p>0.473184</text:p>
          </table:table-cell>
          <table:table-cell table:formula="of:=(5000/[.B69])*[.C69]" office:value-type="float" office:value="0.0473184" calcext:value-type="float">
            <text:p>0.0473184</text:p>
          </table:table-cell>
          <table:table-cell table:style-name="ce7" office:value-type="float" office:value="0.0841977" calcext:value-type="float">
            <text:p>0.0841977</text:p>
          </table:table-cell>
          <table:table-cell table:style-name="ce7" table:formula="of:=(5000/[.B69])*[.E69]" office:value-type="float" office:value="0.00841977" calcext:value-type="float">
            <text:p>0.0084197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5000" calcext:value-type="float">
            <text:p>55000</text:p>
          </table:table-cell>
          <table:table-cell office:value-type="float" office:value="0.49663" calcext:value-type="float">
            <text:p>0.49663</text:p>
          </table:table-cell>
          <table:table-cell table:formula="of:=(5000/[.B70])*[.C70]" office:value-type="float" office:value="0.0451481818181818" calcext:value-type="float">
            <text:p>0.0451481818</text:p>
          </table:table-cell>
          <table:table-cell table:style-name="ce7" office:value-type="float" office:value="0.0993635" calcext:value-type="float">
            <text:p>0.0993635</text:p>
          </table:table-cell>
          <table:table-cell table:style-name="ce7" table:formula="of:=(5000/[.B70])*[.E70]" office:value-type="float" office:value="0.00903304545454546" calcext:value-type="float">
            <text:p>0.009033045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5000" calcext:value-type="float">
            <text:p>55000</text:p>
          </table:table-cell>
          <table:table-cell office:value-type="float" office:value="0.490415" calcext:value-type="float">
            <text:p>0.490415</text:p>
          </table:table-cell>
          <table:table-cell table:formula="of:=(5000/[.B71])*[.C71]" office:value-type="float" office:value="0.0445831818181818" calcext:value-type="float">
            <text:p>0.0445831818</text:p>
          </table:table-cell>
          <table:table-cell table:style-name="ce7" office:value-type="float" office:value="0.0970004" calcext:value-type="float">
            <text:p>0.0970004</text:p>
          </table:table-cell>
          <table:table-cell table:style-name="ce7" table:formula="of:=(5000/[.B71])*[.E71]" office:value-type="float" office:value="0.00881821818181818" calcext:value-type="float">
            <text:p>0.008818218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0000" calcext:value-type="float">
            <text:p>60000</text:p>
          </table:table-cell>
          <table:table-cell office:value-type="float" office:value="0.527863" calcext:value-type="float">
            <text:p>0.527863</text:p>
          </table:table-cell>
          <table:table-cell table:formula="of:=(5000/[.B72])*[.C72]" office:value-type="float" office:value="0.0439885833333333" calcext:value-type="float">
            <text:p>0.0439885833</text:p>
          </table:table-cell>
          <table:table-cell table:style-name="ce7" office:value-type="float" office:value="0.105469" calcext:value-type="float">
            <text:p>0.105469</text:p>
          </table:table-cell>
          <table:table-cell table:style-name="ce7" table:formula="of:=(5000/[.B72])*[.E72]" office:value-type="float" office:value="0.00878908333333333" calcext:value-type="float">
            <text:p>0.008789083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0000" calcext:value-type="float">
            <text:p>60000</text:p>
          </table:table-cell>
          <table:table-cell office:value-type="float" office:value="0.524755" calcext:value-type="float">
            <text:p>0.524755</text:p>
          </table:table-cell>
          <table:table-cell table:formula="of:=(5000/[.B73])*[.C73]" office:value-type="float" office:value="0.0437295833333333" calcext:value-type="float">
            <text:p>0.0437295833</text:p>
          </table:table-cell>
          <table:table-cell table:style-name="ce7" office:value-type="float" office:value="0.0988057" calcext:value-type="float">
            <text:p>0.0988057</text:p>
          </table:table-cell>
          <table:table-cell table:style-name="ce7" table:formula="of:=(5000/[.B73])*[.E73]" office:value-type="float" office:value="0.00823380833333333" calcext:value-type="float">
            <text:p>0.008233808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5000" calcext:value-type="float">
            <text:p>65000</text:p>
          </table:table-cell>
          <table:table-cell office:value-type="float" office:value="0.558956" calcext:value-type="float">
            <text:p>0.558956</text:p>
          </table:table-cell>
          <table:table-cell table:formula="of:=(5000/[.B74])*[.C74]" office:value-type="float" office:value="0.0429966153846154" calcext:value-type="float">
            <text:p>0.0429966154</text:p>
          </table:table-cell>
          <table:table-cell table:style-name="ce7" office:value-type="float" office:value="0.113997" calcext:value-type="float">
            <text:p>0.113997</text:p>
          </table:table-cell>
          <table:table-cell table:style-name="ce7" table:formula="of:=(5000/[.B74])*[.E74]" office:value-type="float" office:value="0.008769" calcext:value-type="float">
            <text:p>0.00876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5000" calcext:value-type="float">
            <text:p>65000</text:p>
          </table:table-cell>
          <table:table-cell office:value-type="float" office:value="0.542886" calcext:value-type="float">
            <text:p>0.542886</text:p>
          </table:table-cell>
          <table:table-cell table:formula="of:=(5000/[.B75])*[.C75]" office:value-type="float" office:value="0.0417604615384615" calcext:value-type="float">
            <text:p>0.0417604615</text:p>
          </table:table-cell>
          <table:table-cell table:style-name="ce7" office:value-type="float" office:value="0.114004" calcext:value-type="float">
            <text:p>0.114004</text:p>
          </table:table-cell>
          <table:table-cell table:style-name="ce7" table:formula="of:=(5000/[.B75])*[.E75]" office:value-type="float" office:value="0.00876953846153846" calcext:value-type="float">
            <text:p>0.008769538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0000" calcext:value-type="float">
            <text:p>70000</text:p>
          </table:table-cell>
          <table:table-cell office:value-type="float" office:value="0.738259" calcext:value-type="float">
            <text:p>0.738259</text:p>
          </table:table-cell>
          <table:table-cell table:formula="of:=(5000/[.B76])*[.C76]" office:value-type="float" office:value="0.0527327857142857" calcext:value-type="float">
            <text:p>0.0527327857</text:p>
          </table:table-cell>
          <table:table-cell table:style-name="ce7" office:value-type="float" office:value="0.122033" calcext:value-type="float">
            <text:p>0.122033</text:p>
          </table:table-cell>
          <table:table-cell table:style-name="ce7" table:formula="of:=(5000/[.B76])*[.E76]" office:value-type="float" office:value="0.00871664285714286" calcext:value-type="float">
            <text:p>0.008716642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0000" calcext:value-type="float">
            <text:p>70000</text:p>
          </table:table-cell>
          <table:table-cell office:value-type="float" office:value="0.718521" calcext:value-type="float">
            <text:p>0.718521</text:p>
          </table:table-cell>
          <table:table-cell table:formula="of:=(5000/[.B77])*[.C77]" office:value-type="float" office:value="0.0513229285714286" calcext:value-type="float">
            <text:p>0.0513229286</text:p>
          </table:table-cell>
          <table:table-cell table:style-name="ce7" office:value-type="float" office:value="0.118755" calcext:value-type="float">
            <text:p>0.118755</text:p>
          </table:table-cell>
          <table:table-cell table:style-name="ce7" table:formula="of:=(5000/[.B77])*[.E77]" office:value-type="float" office:value="0.0084825" calcext:value-type="float">
            <text:p>0.008482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5000" calcext:value-type="float">
            <text:p>75000</text:p>
          </table:table-cell>
          <table:table-cell office:value-type="float" office:value="0.799301" calcext:value-type="float">
            <text:p>0.799301</text:p>
          </table:table-cell>
          <table:table-cell table:formula="of:=(5000/[.B78])*[.C78]" office:value-type="float" office:value="0.0532867333333333" calcext:value-type="float">
            <text:p>0.0532867333</text:p>
          </table:table-cell>
          <table:table-cell table:style-name="ce7" office:value-type="float" office:value="0.132015" calcext:value-type="float">
            <text:p>0.132015</text:p>
          </table:table-cell>
          <table:table-cell table:style-name="ce7" table:formula="of:=(5000/[.B78])*[.E78]" office:value-type="float" office:value="0.008801" calcext:value-type="float">
            <text:p>0.00880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5000" calcext:value-type="float">
            <text:p>75000</text:p>
          </table:table-cell>
          <table:table-cell office:value-type="float" office:value="0.785767" calcext:value-type="float">
            <text:p>0.785767</text:p>
          </table:table-cell>
          <table:table-cell table:formula="of:=(5000/[.B79])*[.C79]" office:value-type="float" office:value="0.0523844666666667" calcext:value-type="float">
            <text:p>0.0523844667</text:p>
          </table:table-cell>
          <table:table-cell table:style-name="ce7" office:value-type="float" office:value="0.133029" calcext:value-type="float">
            <text:p>0.133029</text:p>
          </table:table-cell>
          <table:table-cell table:style-name="ce7" table:formula="of:=(5000/[.B79])*[.E79]" office:value-type="float" office:value="0.0088686" calcext:value-type="float">
            <text:p>0.008868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0000" calcext:value-type="float">
            <text:p>80000</text:p>
          </table:table-cell>
          <table:table-cell office:value-type="float" office:value="0.809604" calcext:value-type="float">
            <text:p>0.809604</text:p>
          </table:table-cell>
          <table:table-cell table:formula="of:=(5000/[.B80])*[.C80]" office:value-type="float" office:value="0.05060025" calcext:value-type="float">
            <text:p>0.05060025</text:p>
          </table:table-cell>
          <table:table-cell table:style-name="ce7" office:value-type="float" office:value="0.157186" calcext:value-type="float">
            <text:p>0.157186</text:p>
          </table:table-cell>
          <table:table-cell table:style-name="ce7" table:formula="of:=(5000/[.B80])*[.E80]" office:value-type="float" office:value="0.009824125" calcext:value-type="float">
            <text:p>0.00982412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0000" calcext:value-type="float">
            <text:p>80000</text:p>
          </table:table-cell>
          <table:table-cell office:value-type="float" office:value="0.829494" calcext:value-type="float">
            <text:p>0.829494</text:p>
          </table:table-cell>
          <table:table-cell table:formula="of:=(5000/[.B81])*[.C81]" office:value-type="float" office:value="0.051843375" calcext:value-type="float">
            <text:p>0.051843375</text:p>
          </table:table-cell>
          <table:table-cell table:style-name="ce7" office:value-type="float" office:value="0.152998" calcext:value-type="float">
            <text:p>0.152998</text:p>
          </table:table-cell>
          <table:table-cell table:style-name="ce7" table:formula="of:=(5000/[.B81])*[.E81]" office:value-type="float" office:value="0.009562375" calcext:value-type="float">
            <text:p>0.00956237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5000" calcext:value-type="float">
            <text:p>85000</text:p>
          </table:table-cell>
          <table:table-cell office:value-type="float" office:value="0.866979" calcext:value-type="float">
            <text:p>0.866979</text:p>
          </table:table-cell>
          <table:table-cell table:formula="of:=(5000/[.B82])*[.C82]" office:value-type="float" office:value="0.0509987647058823" calcext:value-type="float">
            <text:p>0.0509987647</text:p>
          </table:table-cell>
          <table:table-cell table:style-name="ce7" office:value-type="float" office:value="0.15611" calcext:value-type="float">
            <text:p>0.15611</text:p>
          </table:table-cell>
          <table:table-cell table:style-name="ce7" table:formula="of:=(5000/[.B82])*[.E82]" office:value-type="float" office:value="0.00918294117647059" calcext:value-type="float">
            <text:p>0.009182941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5000" calcext:value-type="float">
            <text:p>85000</text:p>
          </table:table-cell>
          <table:table-cell office:value-type="float" office:value="0.87087" calcext:value-type="float">
            <text:p>0.87087</text:p>
          </table:table-cell>
          <table:table-cell table:formula="of:=(5000/[.B83])*[.C83]" office:value-type="float" office:value="0.0512276470588235" calcext:value-type="float">
            <text:p>0.0512276471</text:p>
          </table:table-cell>
          <table:table-cell table:style-name="ce7" office:value-type="float" office:value="0.147486" calcext:value-type="float">
            <text:p>0.147486</text:p>
          </table:table-cell>
          <table:table-cell table:style-name="ce7" table:formula="of:=(5000/[.B83])*[.E83]" office:value-type="float" office:value="0.00867564705882353" calcext:value-type="float">
            <text:p>0.008675647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office:value-type="float" office:value="0.899584" calcext:value-type="float">
            <text:p>0.899584</text:p>
          </table:table-cell>
          <table:table-cell table:formula="of:=(5000/[.B84])*[.C84]" office:value-type="float" office:value="0.0499768888888889" calcext:value-type="float">
            <text:p>0.0499768889</text:p>
          </table:table-cell>
          <table:table-cell table:style-name="ce7" office:value-type="float" office:value="0.171124" calcext:value-type="float">
            <text:p>0.171124</text:p>
          </table:table-cell>
          <table:table-cell table:style-name="ce7" table:formula="of:=(5000/[.B84])*[.E84]" office:value-type="float" office:value="0.00950688888888889" calcext:value-type="float">
            <text:p>0.009506888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0000" calcext:value-type="float">
            <text:p>90000</text:p>
          </table:table-cell>
          <table:table-cell office:value-type="float" office:value="0.885482" calcext:value-type="float">
            <text:p>0.885482</text:p>
          </table:table-cell>
          <table:table-cell table:formula="of:=(5000/[.B85])*[.C85]" office:value-type="float" office:value="0.0491934444444444" calcext:value-type="float">
            <text:p>0.0491934444</text:p>
          </table:table-cell>
          <table:table-cell table:style-name="ce7" office:value-type="float" office:value="0.174235" calcext:value-type="float">
            <text:p>0.174235</text:p>
          </table:table-cell>
          <table:table-cell table:style-name="ce7" table:formula="of:=(5000/[.B85])*[.E85]" office:value-type="float" office:value="0.00967972222222222" calcext:value-type="float">
            <text:p>0.009679722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Average</text:p>
          </table:table-cell>
          <table:table-cell table:style-name="ce10"/>
          <table:table-cell table:style-name="ce10" table:formula="of:=AVERAGE([.D50:.D85])" office:value-type="float" office:value="0.04704013918493" calcext:value-type="float">
            <text:p>0.0470401392</text:p>
          </table:table-cell>
          <table:table-cell table:style-name="ce10"/>
          <table:table-cell table:style-name="ce10" table:formula="of:=AVERAGE([.F50:.F85])" office:value-type="float" office:value="0.0084106669988939" calcext:value-type="float">
            <text:p>0.00841066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Min</text:p>
          </table:table-cell>
          <table:table-cell table:style-name="ce10"/>
          <table:table-cell table:style-name="ce10" table:formula="of:=MIN([.D50:.D85])" office:value-type="float" office:value="0.0401723333333333" calcext:value-type="float">
            <text:p>0.0401723333</text:p>
          </table:table-cell>
          <table:table-cell table:style-name="ce10"/>
          <table:table-cell table:style-name="ce10" table:formula="of:=MIN([.F50:.F85])" office:value-type="float" office:value="0.00662842" calcext:value-type="float">
            <text:p>0.0066284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Max</text:p>
          </table:table-cell>
          <table:table-cell table:style-name="ce10"/>
          <table:table-cell table:style-name="ce10" table:formula="of:=MAX([.D50:.D85])" office:value-type="float" office:value="0.0532867333333333" calcext:value-type="float">
            <text:p>0.0532867333</text:p>
          </table:table-cell>
          <table:table-cell table:style-name="ce10"/>
          <table:table-cell table:style-name="ce10" table:formula="of:=MAX([.F50:.F85])" office:value-type="float" office:value="0.009824125" calcext:value-type="float">
            <text:p>0.00982412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Stdev</text:p>
          </table:table-cell>
          <table:table-cell table:style-name="ce10"/>
          <table:table-cell table:style-name="ce10" table:formula="of:=STDEV([.D50:.D85])" office:value-type="float" office:value="0.00389302700389992" calcext:value-type="float">
            <text:p>0.003893027</text:p>
          </table:table-cell>
          <table:table-cell table:style-name="ce10"/>
          <table:table-cell table:style-name="ce10" table:formula="of:=STDEV([.F50:.F85])" office:value-type="float" office:value="0.000759426532891391" calcext:value-type="float">
            <text:p>0.0007594265</text:p>
          </table:table-cell>
          <table:table-cell table:number-columns-repeated="1017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3. Analyze the efficiency</text:p>
          </table:table-cell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2"/>
          <table:table-cell table:style-name="ce4" table:number-columns-repeated="2"/>
          <table:table-cell table:style-name="ce13"/>
          <table:table-cell table:number-columns-repeated="1019"/>
        </table:table-row>
      </table:table>
      <table:named-expressions/>
      <table:database-ranges>
        <table:database-range table:name="__Anonymous_Sheet_DB__0" table:target-range-address="Plot.B50:Plot.F8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6" loext:min-decimal-places="6" number:min-integer-digits="1" number:grouping="true"/>
    </number:number-style>
    <number:number-style style:name="N126">
      <number:number number:decimal-places="7" loext:min-decimal-places="7" number:min-integer-digits="1" number:grouping="true"/>
    </number:number-style>
    <number:number-style style:name="N127">
      <number:number number:decimal-places="8" loext:min-decimal-places="8" number:min-integer-digits="1" number:grouping="true"/>
    </number:number-style>
    <number:number-style style:name="N128">
      <number:number number:decimal-places="9" loext:min-decimal-places="9" number:min-integer-digits="1" number:grouping="true"/>
    </number:number-style>
    <number:number-style style:name="N129">
      <number:number number:decimal-places="10" loext:min-decimal-places="10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table-centering="horizontal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 style:data-style-name="N2" text:time-value="16:32:02.537145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08:28:43.560648005</meta:creation-date>
    <dc:date>2018-11-12T21:22:04.079276802</dc:date>
    <meta:editing-duration>PT51M58S</meta:editing-duration>
    <meta:editing-cycles>9</meta:editing-cycles>
    <meta:generator>LibreOffice/5.1.4.2$Linux_X86_64 LibreOffice_project/10m0$Build-2</meta:generator>
    <meta:document-statistic meta:table-count="1" meta:cell-count="2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55cm" svg:height="12.529cm" xlink:href=".." xlink:type="simple" chart:class="chart:line" chart:style-name="ch1">
        <chart:title svg:x="5.815cm" svg:y="0.386cm" chart:style-name="ch2">
          <text:p>Merge / Quick Sort</text:p>
        </chart:title>
        <chart:legend chart:legend-position="end" svg:x="12.518cm" svg:y="5.716cm" style:legend-expansion="high" chart:style-name="ch3"/>
        <chart:plot-area chart:style-name="ch4" table:cell-range-address="Plot.B4:Plot.D22" chart:data-source-has-labels="both" svg:x="1.322cm" svg:y="1.415cm" svg:width="10.885cm" svg:height="9.883cm">
          <chartooo:coordinate-region svg:x="2.049cm" svg:y="1.415cm" svg:width="10.016cm" svg:height="8.499cm"/>
          <chart:axis chart:dimension="x" chart:name="primary-x" chart:style-name="ch5" chartooo:axis-type="auto">
            <chartooo:date-scale/>
            <chart:title svg:x="6.614cm" svg:y="11.548cm" chart:style-name="ch6">
              <text:p>n</text:p>
            </chart:title>
            <chart:categories table:cell-range-address="Plot.B5:Plot.B22"/>
          </chart:axis>
          <chart:axis chart:dimension="y" chart:name="primary-y" chart:style-name="ch5">
            <chart:title svg:x="0.451cm" svg:y="6.942cm" chart:style-name="ch7">
              <text:p>second</text:p>
            </chart:title>
            <chart:grid chart:style-name="ch8" chart:class="major"/>
          </chart:axis>
          <chart:series chart:style-name="ch9" chart:values-cell-range-address="Plot.C5:Plot.C22" chart:label-cell-address="Plot.C4:Plot.C4" chart:class="chart:line">
            <chart:data-point chart:repeated="18"/>
          </chart:series>
          <chart:series chart:style-name="ch10" chart:values-cell-range-address="Plot.D5:Plot.D22" chart:label-cell-address="Plot.D4:Plot.D4" chart:class="chart:line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 Sort</text:p>
                <draw:g>
                  <svg:desc>Plot.C4:Plot.C4</svg:desc>
                </draw:g>
              </table:table-cell>
              <table:table-cell office:value-type="string">
                <text:p>Quick Sort</text:p>
                <draw:g>
                  <svg:desc>Plot.D4:Plot.D4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Plot.B5:Plot.B22</svg:desc>
                </draw:g>
              </table:table-cell>
              <table:table-cell office:value-type="float" office:value="0.0475248">
                <text:p>0.0475248</text:p>
                <draw:g>
                  <svg:desc>Plot.C5:Plot.C22</svg:desc>
                </draw:g>
              </table:table-cell>
              <table:table-cell office:value-type="float" office:value="0.00741819">
                <text:p>0.00741819</text:p>
                <draw:g>
                  <svg:desc>Plot.D5:Plot.D22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02637">
                <text:p>0.102637</text:p>
              </table:table-cell>
              <table:table-cell office:value-type="float" office:value="0.014629">
                <text:p>0.014629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123052">
                <text:p>0.123052</text:p>
              </table:table-cell>
              <table:table-cell office:value-type="float" office:value="0.0223291">
                <text:p>0.022329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194585">
                <text:p>0.194585</text:p>
              </table:table-cell>
              <table:table-cell office:value-type="float" office:value="0.031026">
                <text:p>0.03102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215059">
                <text:p>0.215059</text:p>
              </table:table-cell>
              <table:table-cell office:value-type="float" office:value="0.0426009">
                <text:p>0.042600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245931">
                <text:p>0.245931</text:p>
              </table:table-cell>
              <table:table-cell office:value-type="float" office:value="0.0565052">
                <text:p>0.0565052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337586">
                <text:p>0.337586</text:p>
              </table:table-cell>
              <table:table-cell office:value-type="float" office:value="0.0559638">
                <text:p>0.055963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424739">
                <text:p>0.424739</text:p>
              </table:table-cell>
              <table:table-cell office:value-type="float" office:value="0.0823688">
                <text:p>0.0823688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444991">
                <text:p>0.444991</text:p>
              </table:table-cell>
              <table:table-cell office:value-type="float" office:value="0.0763649">
                <text:p>0.076364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448156">
                <text:p>0.448156</text:p>
              </table:table-cell>
              <table:table-cell office:value-type="float" office:value="0.0845029">
                <text:p>0.0845029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479541">
                <text:p>0.479541</text:p>
              </table:table-cell>
              <table:table-cell office:value-type="float" office:value="0.097043">
                <text:p>0.09704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511006">
                <text:p>0.511006</text:p>
              </table:table-cell>
              <table:table-cell office:value-type="float" office:value="0.102676">
                <text:p>0.102676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0.54998">
                <text:p>0.54998</text:p>
              </table:table-cell>
              <table:table-cell office:value-type="float" office:value="0.122495">
                <text:p>0.12249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706988">
                <text:p>0.706988</text:p>
              </table:table-cell>
              <table:table-cell office:value-type="float" office:value="0.120523">
                <text:p>0.12052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753815">
                <text:p>0.753815</text:p>
              </table:table-cell>
              <table:table-cell office:value-type="float" office:value="0.132308">
                <text:p>0.132308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826313">
                <text:p>0.826313</text:p>
              </table:table-cell>
              <table:table-cell office:value-type="float" office:value="0.135855">
                <text:p>0.135855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0.84176">
                <text:p>0.84176</text:p>
              </table:table-cell>
              <table:table-cell office:value-type="float" office:value="0.151667">
                <text:p>0.151667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866507">
                <text:p>0.866507</text:p>
              </table:table-cell>
              <table:table-cell office:value-type="float" office:value="0.164987">
                <text:p>0.1649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